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ServiceImpl.saveMap( Preferences node , Map &lt; String , Set &lt; Long &gt;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aturesServiceImpl.get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saveSet( Preferences node , Set &lt; URI &gt;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aturesServiceImpl.getFeatur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eaturesServiceImpl.sav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aturesServiceImpl.removeRepository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ServiceImpl.loadSet( Preferences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aturesService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ServiceImpl.internalRemoveRepository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aturesServiceImpl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eaturesServiceImpl.internalAddRepository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eaturesServiceImpl.setConfigAdmin( ConfigurationAdmin config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createValue( Set &lt; Long &gt;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eaturesServiceImpl.loadMap( Preferences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aturesServiceImpl.readValue(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sServiceImpl.listInstall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getConfig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star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eaturesServiceImpl.listFeatur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eaturesServiceImpl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listReposi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aturesServiceImpl.setBoot( String b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installFeatur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eaturesServiceImpl.setPreferences( PreferencesService 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getConfiguration( ConfigurationAdmin configurationAdmin , String pid , String factoryP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eaturesServiceImpl.setUrls( String ur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sServiceImpl.installBundleIfNeeded( String bundle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eaturesServiceImpl.addRepository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ServiceImpl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ServiceImpl.uninstallFeatu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aturesServiceImpl.loadSt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eaturesServiceImpl.parsePid( String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